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25.823cm" fo:margin-left="0cm" table:align="left"/>
    </style:style>
    <style:style style:name="Tabla1.A" style:family="table-column">
      <style:table-column-properties style:column-width="25.823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9" style:family="paragraph" style:parent-style-name="Standard">
      <style:paragraph-properties fo:margin-top="0cm" fo:margin-bottom="0cm" loext:contextual-spacing="false"/>
      <style:text-properties fo:language="es" fo:country="ES"/>
    </style:style>
    <style:style style:name="P10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0a4782" officeooo:paragraph-rsid="000a4782"/>
    </style:style>
    <style:style style:name="P11" style:family="paragraph" style:parent-style-name="Standard">
      <style:paragraph-properties fo:margin-top="0cm" fo:margin-bottom="0cm" loext:contextual-spacing="false"/>
      <style:text-properties fo:language="es" fo:country="ES" officeooo:rsid="000a4782" officeooo:paragraph-rsid="000a4782"/>
    </style:style>
    <style:style style:name="P12" style:family="paragraph" style:parent-style-name="Standard" style:list-style-name="WWNum1">
      <style:paragraph-properties fo:margin-top="0cm" fo:margin-bottom="0cm" loext:contextual-spacing="false"/>
      <style:text-properties officeooo:paragraph-rsid="000a4782"/>
    </style:style>
    <style:style style:name="P13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fo:language="es" fo:country="ES" fo:font-weight="bold" officeooo:rsid="000a4782" style:font-name-asian="Proxima Nova" style:font-size-asian="44pt" style:font-weight-asian="bold" style:font-name-complex="Proxima Nova" style:font-size-complex="44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0a4782"/>
    </style:style>
    <style:style style:name="T7" style:family="text">
      <style:text-properties fo:font-size="14pt" fo:language="es" fo:country="ES" style:font-size-asian="14pt" style:font-size-complex="14pt"/>
    </style:style>
    <style:style style:name="T8" style:family="text">
      <style:text-properties officeooo:rsid="000a4782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Planificación propuesta</text:span></text:span><text:span text:style-name="Fuente_20_de_20_párrafo_20_predeter."><text:span text:style-name="T3"><text:line-break/></text:span></text:span><text:span text:style-name="Fuente_20_de_20_párrafo_20_predeter."><text:span text:style-name="T4">SQLote</text:span></text:span></text:p>
      <text:p text:style-name="P13"><text:span text:style-name="Fuente_20_de_20_párrafo_20_predeter."><text:span text:style-name="T5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5"><text:line-break/></text:span></text:span></text:p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7">PLANIFICACIÓN SEMANA 06/02/2024 A 14/02/2024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4200655102" text:style-name="WWNum1">
              <text:list-header>
                <text:p text:style-name="P12"><text:span text:style-name="T6"/></text:p>
              </text:list-header>
              <text:list-item>
                <text:p text:style-name="P12"><text:span text:style-name="T6">Despliegue del contenedor, levantamiento de la base de datos y levantamiento del Odo</text:span></text:p>
                <text:list>
                  <text:list-item>
                    <text:p text:style-name="P12"><text:span text:style-name="T5">Rea</text:span><text:span text:style-name="T6">l</text:span><text:span text:style-name="T5">izada la tarea por: </text:span><text:span text:style-name="T6">Jose</text:span></text:p>
                  </text:list-item>
                </text:list>
              </text:list-item>
            </text:list>
            <text:p text:style-name="P11"/>
            <text:list xml:id="list162742620904537" text:continue-numbering="true" text:style-name="WWNum1">
              <text:list-item>
                <text:p text:style-name="P10">Desarrollo de la documentación </text:p>
                <text:list>
                  <text:list-item>
                    <text:p text:style-name="P10">Realizada la tarea por: Angel</text:p>
                    <text:p text:style-name="P10"/>
                  </text:list-item>
                </text:list>
              </text:list-item>
              <text:list-item>
                <text:p text:style-name="P10">Desarrollo de las vistas y los models:</text:p>
                <text:list>
                  <text:list-item>
                    <text:p text:style-name="P10">Realizada la tarea por: Angel, Jose y Christian (Vistas) y Angel (Models)</text:p>
                    <text:p text:style-name="P10"/>
                  </text:list-item>
                </text:list>
              </text:list-item>
              <text:list-item>
                <text:p text:style-name="P10">Testeo, implementación y grabación del video: Christian</text:p>
                <text:list>
                  <text:list-item>
                    <text:p text:style-name="P10">Realizada la tarea por: Christian</text:p>
                    <text:p text:style-name="P10"/>
                  </text:list-item>
                </text:list>
              </text:list-item>
              <text:list-item>
                <text:p text:style-name="P10">Presentación y subida de la documentación a GitHub: </text:p>
                <text:list>
                  <text:list-item>
                    <text:p text:style-name="P10">Realizada la tarea por: Jose</text:p>
                  </text:list-item>
                </text:list>
                <text:p text:style-name="P10"/>
                <text:p text:style-name="P10"/>
              </text:list-item>
            </text:list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<text:tab/><text:tab/><text:tab/><text:tab/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<text:tab/><text:tab/><text:tab/><text:tab/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6:00Z</meta:creation-date>
    <dc:date>2024-02-13T16:27:42.165125034</dc:date>
    <meta:editing-cycles>3</meta:editing-cycles>
    <meta:editing-duration>PT6M53S</meta:editing-duration>
    <meta:document-statistic meta:table-count="1" meta:image-count="1" meta:object-count="0" meta:page-count="2" meta:paragraph-count="21" meta:word-count="99" meta:character-count="574" meta:non-whitespace-character-count="486"/>
    <meta:template xlink:type="simple" xlink:actuate="onRequest" xlink:title="" xlink:href="Normal"/>
  </office:meta>
</office:document-meta>
</file>